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0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1.76pt double-thin #5b9bd5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Default" style:data-style-name="N36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60_25__20_-_20_Accent4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Excel_20_Built-in_20_60_25__20_-_20_Accent4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Excel_20_Built-in_20_60_25__20_-_20_Accent4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Default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5b9bd5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Default" style:data-style-name="N13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Default" style:data-style-name="N13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Default" style:data-style-name="N128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5b9bd5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60_25__20_-_20_Accent4" style:data-style-name="N132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60_25__20_-_20_Accent4" style:data-style-name="N132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ackground-color="#de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Default" style:data-style-name="N128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60_25__20_-_20_Accent4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9" style:family="table-cell" style:parent-style-name="Default" style:data-style-name="N128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60_25__20_-_20_Accent4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9dc3e6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9dc3e6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0.74pt solid #9dc3e6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0.74pt solid #9dc3e6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" style:family="table-cell" style:parent-style-name="_34_0_25__20_-_20_Accent4_20_2_20_2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font-name="Arial" fo:font-size="11pt" style:font-size-asian="11pt" style:font-size-complex="11pt"/>
    </style:style>
    <style:style style:name="ce5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7"/>
        <table:table-column table:style-name="co1" table:default-cell-style-name="ce30"/>
        <table:table-column table:style-name="co1" table:number-columns-repeated="6" table:default-cell-style-name="ce7"/>
        <table:table-column table:style-name="co2" table:default-cell-style-name="ce18"/>
        <table:table-column table:style-name="co1" table:default-cell-style-name="ce51"/>
        <table:table-column table:style-name="co1" table:number-columns-repeated="3" table:default-cell-style-name="ce7"/>
        <table:table-row table:style-name="ro1">
          <table:table-cell table:style-name="ce1" office:value-type="string" calcext:value-type="string">
            <text:p>DATE</text:p>
          </table:table-cell>
          <table:table-cell table:style-name="ce14" office:value-type="string" calcext:value-type="string">
            <text:p>Vh</text:p>
          </table:table-cell>
          <table:table-cell table:style-name="ce14" office:value-type="string" calcext:value-type="string">
            <text:p>Rin </text:p>
          </table:table-cell>
          <table:table-cell table:style-name="ce14" office:value-type="string" calcext:value-type="string">
            <text:p>Tau</text:p>
          </table:table-cell>
          <table:table-cell table:style-name="ce27" office:value-type="string" calcext:value-type="string">
            <text:p>Cm</text:p>
          </table:table-cell>
          <table:table-cell table:style-name="ce14" office:value-type="string" calcext:value-type="string">
            <text:p>AP_peak</text:p>
          </table:table-cell>
          <table:table-cell table:style-name="ce14" office:value-type="string" calcext:value-type="string">
            <text:p>Aptime</text:p>
          </table:table-cell>
          <table:table-cell table:style-name="ce27" office:value-type="string" calcext:value-type="string">
            <text:p>Threshold_LP </text:p>
          </table:table-cell>
          <table:table-cell table:style-name="ce14" office:value-type="string" calcext:value-type="string">
            <text:p>Thres_Time</text:p>
          </table:table-cell>
          <table:table-cell table:style-name="ce14" office:value-type="string" calcext:value-type="string">
            <text:p>AP_duration</text:p>
          </table:table-cell>
          <table:table-cell table:style-name="ce14" office:value-type="string" calcext:value-type="string">
            <text:p>rise</text:p>
          </table:table-cell>
          <table:table-cell table:style-name="ce44" office:value-type="string" calcext:value-type="string">
            <text:p>Rheobase</text:p>
          </table:table-cell>
          <table:table-cell table:style-name="ce49" office:value-type="string" calcext:value-type="string">
            <text:p>ADP</text:p>
          </table:table-cell>
          <table:table-cell table:style-name="ce49" office:value-type="string" calcext:value-type="string">
            <text:p>ADP_area</text:p>
          </table:table-cell>
          <table:table-cell table:style-name="ce54" office:value-type="string" calcext:value-type="string">
            <text:p>fAHP</text:p>
          </table:table-cell>
          <table:table-cell table:style-name="ce54" office:value-type="string" calcext:value-type="string">
            <text:p>fAHP_time </text:p>
          </table:table-cell>
        </table:table-row>
        <table:table-row table:style-name="ro1">
          <table:table-cell table:style-name="ce1" office:value-type="string" calcext:value-type="string">
            <text:p>d141122a</text:p>
          </table:table-cell>
          <table:table-cell table:style-name="ce14" office:value-type="float" office:value="-61.0425" calcext:value-type="float">
            <text:p>-61,0425</text:p>
          </table:table-cell>
          <table:table-cell table:style-name="ce14" office:value-type="float" office:value="169.161" calcext:value-type="float">
            <text:p>169,161</text:p>
          </table:table-cell>
          <table:table-cell table:style-name="ce14" office:value-type="float" office:value="35.8494" calcext:value-type="float">
            <text:p>35,8494</text:p>
          </table:table-cell>
          <table:table-cell table:style-name="ce27" office:value-type="float" office:value="211.924734424601" calcext:value-type="float">
            <text:p>211,924734424601</text:p>
          </table:table-cell>
          <table:table-cell table:style-name="ce32" office:value-type="float" office:value="30.6091" calcext:value-type="float">
            <text:p>30,6091</text:p>
          </table:table-cell>
          <table:table-cell table:style-name="ce14" office:value-type="float" office:value="140.66" calcext:value-type="float">
            <text:p>140,66</text:p>
          </table:table-cell>
          <table:table-cell table:style-name="ce27" office:value-type="float" office:value="-46.3712" calcext:value-type="float">
            <text:p>-46,3712</text:p>
          </table:table-cell>
          <table:table-cell table:style-name="ce14" office:value-type="float" office:value="140.06" calcext:value-type="float">
            <text:p>140,06</text:p>
          </table:table-cell>
          <table:table-cell table:style-name="ce14" office:value-type="float" office:value="1.10134" calcext:value-type="float">
            <text:p>1,10134</text:p>
          </table:table-cell>
          <table:table-cell table:style-name="ce14" office:value-type="float" office:value="198.34" calcext:value-type="float">
            <text:p>198,34</text:p>
          </table:table-cell>
          <table:table-cell table:style-name="ce45" office:value-type="float" office:value="75" calcext:value-type="float">
            <text:p>75</text:p>
          </table:table-cell>
          <table:table-cell table:style-name="ce49" office:value-type="float" office:value="-55.6" calcext:value-type="float">
            <text:p>-55,6</text:p>
          </table:table-cell>
          <table:table-cell table:style-name="ce49" office:value-type="float" office:value="215.948" calcext:value-type="float">
            <text:p>215,948</text:p>
          </table:table-cell>
          <table:table-cell table:style-name="ce55" office:value-type="float" office:value="-58.8074" calcext:value-type="float">
            <text:p>-58,8074</text:p>
          </table:table-cell>
          <table:table-cell table:style-name="ce55" office:value-type="float" office:value="42.6" calcext:value-type="float">
            <text:p>42,6</text:p>
          </table:table-cell>
        </table:table-row>
        <table:table-row table:style-name="ro1">
          <table:table-cell table:style-name="ce2" office:value-type="string" calcext:value-type="string">
            <text:p>d141122b</text:p>
          </table:table-cell>
          <table:table-cell table:style-name="ce15" office:value-type="float" office:value="-61.3889" calcext:value-type="float">
            <text:p>-61,3889</text:p>
          </table:table-cell>
          <table:table-cell table:style-name="ce15" office:value-type="float" office:value="178.438" calcext:value-type="float">
            <text:p>178,438</text:p>
          </table:table-cell>
          <table:table-cell table:style-name="ce25" office:value-type="float" office:value="65.692" calcext:value-type="float">
            <text:p>65,692</text:p>
          </table:table-cell>
          <table:table-cell table:style-name="ce27" office:value-type="float" office:value="368.150281890629" calcext:value-type="float">
            <text:p>368,150281890629</text:p>
          </table:table-cell>
          <table:table-cell table:style-name="ce33" office:value-type="float" office:value="39.7034" calcext:value-type="float">
            <text:p>39,7034</text:p>
          </table:table-cell>
          <table:table-cell table:style-name="ce15" office:value-type="float" office:value="135.42" calcext:value-type="float">
            <text:p>135,42</text:p>
          </table:table-cell>
          <table:table-cell table:style-name="ce15" office:value-type="float" office:value="-60.8695" calcext:value-type="float">
            <text:p>-60,8695</text:p>
          </table:table-cell>
          <table:table-cell table:style-name="ce15" office:value-type="float" office:value="134.66" calcext:value-type="float">
            <text:p>134,66</text:p>
          </table:table-cell>
          <table:table-cell table:style-name="ce15" office:value-type="float" office:value="1.23405" calcext:value-type="float">
            <text:p>1,23405</text:p>
          </table:table-cell>
          <table:table-cell table:style-name="ce15" office:value-type="float" office:value="237.274" calcext:value-type="float">
            <text:p>237,274</text:p>
          </table:table-cell>
          <table:table-cell table:style-name="ce46" office:value-type="float" office:value="100" calcext:value-type="float">
            <text:p>100</text:p>
          </table:table-cell>
          <table:table-cell table:style-name="ce49" office:value-type="float" office:value="-52.887" calcext:value-type="float">
            <text:p>-52,887</text:p>
          </table:table-cell>
          <table:table-cell table:style-name="ce49" office:value-type="float" office:value="684.839" calcext:value-type="float">
            <text:p>684,839</text:p>
          </table:table-cell>
          <table:table-cell table:style-name="ce49" office:value-type="float" office:value="-54.8706" calcext:value-type="float">
            <text:p>-54,8706</text:p>
          </table:table-cell>
          <table:table-cell table:style-name="ce49" office:value-type="float" office:value="41.31" calcext:value-type="float">
            <text:p>41,31</text:p>
          </table:table-cell>
        </table:table-row>
        <table:table-row table:style-name="ro1">
          <table:table-cell table:style-name="ce3" office:value-type="string" calcext:value-type="string">
            <text:p>d151122a</text:p>
          </table:table-cell>
          <table:table-cell table:style-name="ce16" office:value-type="float" office:value="-61.9399" calcext:value-type="float">
            <text:p>-61,9399</text:p>
          </table:table-cell>
          <table:table-cell table:style-name="ce16" office:value-type="float" office:value="335.516" calcext:value-type="float">
            <text:p>335,516</text:p>
          </table:table-cell>
          <table:table-cell table:style-name="ce16" office:value-type="float" office:value="58.054" calcext:value-type="float">
            <text:p>58,054</text:p>
          </table:table-cell>
          <table:table-cell table:style-name="ce27" office:value-type="float" office:value="173.029006068265" calcext:value-type="float">
            <text:p>173,029006068265</text:p>
          </table:table-cell>
          <table:table-cell table:style-name="ce34" office:value-type="float" office:value="33.783" calcext:value-type="float">
            <text:p>33,7830</text:p>
          </table:table-cell>
          <table:table-cell table:style-name="ce16" office:value-type="float" office:value="143.96" calcext:value-type="float">
            <text:p>143,96</text:p>
          </table:table-cell>
          <table:table-cell table:style-name="ce36" office:value-type="float" office:value="-54.9873" calcext:value-type="float">
            <text:p>-54,9873</text:p>
          </table:table-cell>
          <table:table-cell table:style-name="ce16" office:value-type="float" office:value="143.22" calcext:value-type="float">
            <text:p>143,22</text:p>
          </table:table-cell>
          <table:table-cell table:style-name="ce16" office:value-type="float" office:value="1.3363" calcext:value-type="float">
            <text:p>1,3363</text:p>
          </table:table-cell>
          <table:table-cell table:style-name="ce16" office:value-type="float" office:value="112.152" calcext:value-type="float">
            <text:p>112,152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-55.1147" calcext:value-type="float">
            <text:p>-55,1147</text:p>
          </table:table-cell>
          <table:table-cell table:style-name="ce49" office:value-type="float" office:value="557.698" calcext:value-type="float">
            <text:p>557,698</text:p>
          </table:table-cell>
          <table:table-cell table:style-name="ce49" office:value-type="float" office:value="-55.542" calcext:value-type="float">
            <text:p>-55,542</text:p>
          </table:table-cell>
          <table:table-cell table:style-name="ce49" office:value-type="float" office:value="43.58" calcext:value-type="float">
            <text:p>43,58</text:p>
          </table:table-cell>
        </table:table-row>
        <table:table-row table:style-name="ro1">
          <table:table-cell table:style-name="ce2" office:value-type="string" calcext:value-type="string">
            <text:p>d151122b</text:p>
          </table:table-cell>
          <table:table-cell table:style-name="ce17" office:value-type="float" office:value="-60.5188" calcext:value-type="float">
            <text:p>-60,5188</text:p>
          </table:table-cell>
          <table:table-cell table:style-name="ce17" office:value-type="float" office:value="141.989" calcext:value-type="float">
            <text:p>141,989</text:p>
          </table:table-cell>
          <table:table-cell table:style-name="ce17" office:value-type="float" office:value="32.8133" calcext:value-type="float">
            <text:p>32,8133</text:p>
          </table:table-cell>
          <table:table-cell table:style-name="ce17" office:value-type="float" office:value="231.097479382206" calcext:value-type="float">
            <text:p>231,097479382206</text:p>
          </table:table-cell>
          <table:table-cell table:style-name="ce34" office:value-type="float" office:value="33.2947" calcext:value-type="float">
            <text:p>33,2947</text:p>
          </table:table-cell>
          <table:table-cell table:style-name="ce17" office:value-type="float" office:value="139.42" calcext:value-type="float">
            <text:p>139,42</text:p>
          </table:table-cell>
          <table:table-cell table:style-name="ce15" office:value-type="float" office:value="-49.6047" calcext:value-type="float">
            <text:p>-49,6047</text:p>
          </table:table-cell>
          <table:table-cell table:style-name="ce17" office:value-type="float" office:value="138.8" calcext:value-type="float">
            <text:p>138,8</text:p>
          </table:table-cell>
          <table:table-cell table:style-name="ce17" office:value-type="float" office:value="1.15392" calcext:value-type="float">
            <text:p>1,15392</text:p>
          </table:table-cell>
          <table:table-cell table:style-name="ce17" office:value-type="float" office:value="171.661" calcext:value-type="float">
            <text:p>171,661</text:p>
          </table:table-cell>
          <table:table-cell table:style-name="ce46" office:value-type="float" office:value="251" calcext:value-type="float">
            <text:p>251</text:p>
          </table:table-cell>
          <table:table-cell table:style-name="ce49" office:value-type="float" office:value="-48.0625" calcext:value-type="float">
            <text:p>-48,0625</text:p>
          </table:table-cell>
          <table:table-cell table:style-name="ce49" office:value-type="float" office:value="295.072" calcext:value-type="float">
            <text:p>295,072</text:p>
          </table:table-cell>
          <table:table-cell table:style-name="ce49" office:value-type="float" office:value="-48.1873" calcext:value-type="float">
            <text:p>-48,1873</text:p>
          </table:table-cell>
          <table:table-cell table:style-name="ce49" office:value-type="float" office:value="43.56" calcext:value-type="float">
            <text:p>43,56</text:p>
          </table:table-cell>
        </table:table-row>
        <table:table-row table:style-name="ro1">
          <table:table-cell table:style-name="ce3" office:value-type="string" calcext:value-type="string">
            <text:p>d161122a</text:p>
          </table:table-cell>
          <table:table-cell table:style-name="ce16" office:value-type="float" office:value="-61.2216" calcext:value-type="float">
            <text:p>-61,2216</text:p>
          </table:table-cell>
          <table:table-cell table:style-name="ce16" office:value-type="float" office:value="175.458" calcext:value-type="float">
            <text:p>175,458</text:p>
          </table:table-cell>
          <table:table-cell table:style-name="ce16" office:value-type="float" office:value="58.9801" calcext:value-type="float">
            <text:p>58,9801</text:p>
          </table:table-cell>
          <table:table-cell table:style-name="ce28" office:value-type="float" office:value="336.149391877258" calcext:value-type="float">
            <text:p>336,149391877258</text:p>
          </table:table-cell>
          <table:table-cell table:style-name="ce35" office:value-type="float" office:value="32.9285" calcext:value-type="float">
            <text:p>32,9285</text:p>
          </table:table-cell>
          <table:table-cell table:style-name="ce16" office:value-type="float" office:value="142.02" calcext:value-type="float">
            <text:p>142,02</text:p>
          </table:table-cell>
          <table:table-cell table:style-name="ce36" office:value-type="float" office:value="-58.8996" calcext:value-type="float">
            <text:p>-58,8996</text:p>
          </table:table-cell>
          <table:table-cell table:style-name="ce16" office:value-type="float" office:value="141.36" calcext:value-type="float">
            <text:p>141,36</text:p>
          </table:table-cell>
          <table:table-cell table:style-name="ce16" office:value-type="float" office:value="1.42294" calcext:value-type="float">
            <text:p>1,42294</text:p>
          </table:table-cell>
          <table:table-cell table:style-name="ce16" office:value-type="float" office:value="178.528" calcext:value-type="float">
            <text:p>178,528</text:p>
          </table:table-cell>
          <table:table-cell table:style-name="ce44" office:value-type="float" office:value="175" calcext:value-type="float">
            <text:p>175</text:p>
          </table:table-cell>
          <table:table-cell table:style-name="ce49" office:value-type="float" office:value="-49.4385" calcext:value-type="float">
            <text:p>-49,4385</text:p>
          </table:table-cell>
          <table:table-cell table:style-name="ce49" office:value-type="float" office:value="1501.78" calcext:value-type="float">
            <text:p>1501,78</text:p>
          </table:table-cell>
          <table:table-cell table:style-name="ce49" office:value-type="float" office:value="-49.53" calcext:value-type="float">
            <text:p>-49,53</text:p>
          </table:table-cell>
          <table:table-cell table:style-name="ce49" office:value-type="float" office:value="44.08" calcext:value-type="float">
            <text:p>44,08</text:p>
          </table:table-cell>
        </table:table-row>
        <table:table-row table:style-name="ro1">
          <table:table-cell table:style-name="ce2" office:value-type="string" calcext:value-type="string">
            <text:p>d161122b</text:p>
          </table:table-cell>
          <table:table-cell table:style-name="ce17" office:value-type="float" office:value="-61.2266" calcext:value-type="float">
            <text:p>-61,2266</text:p>
          </table:table-cell>
          <table:table-cell table:style-name="ce17" office:value-type="float" office:value="246.485" calcext:value-type="float">
            <text:p>246,485</text:p>
          </table:table-cell>
          <table:table-cell table:style-name="ce17" office:value-type="float" office:value="44.1457" calcext:value-type="float">
            <text:p>44,1457</text:p>
          </table:table-cell>
          <table:table-cell table:style-name="ce17" office:value-type="float" office:value="179.100959490436" calcext:value-type="float">
            <text:p>179,100959490436</text:p>
          </table:table-cell>
          <table:table-cell table:style-name="ce35" office:value-type="float" office:value="26.7944" calcext:value-type="float">
            <text:p>26,7944</text:p>
          </table:table-cell>
          <table:table-cell table:style-name="ce17" office:value-type="float" office:value="148.38" calcext:value-type="float">
            <text:p>148,38</text:p>
          </table:table-cell>
          <table:table-cell table:style-name="ce15" office:value-type="float" office:value="-58.0148" calcext:value-type="float">
            <text:p>-58,0148</text:p>
          </table:table-cell>
          <table:table-cell table:style-name="ce17" office:value-type="float" office:value="138.48" calcext:value-type="float">
            <text:p>138,48</text:p>
          </table:table-cell>
          <table:table-cell table:style-name="ce17" office:value-type="float" office:value="1.17128" calcext:value-type="float">
            <text:p>1,17128</text:p>
          </table:table-cell>
          <table:table-cell table:style-name="ce17" office:value-type="float" office:value="196.838" calcext:value-type="float">
            <text:p>196,838</text:p>
          </table:table-cell>
          <table:table-cell table:style-name="ce47" office:value-type="float" office:value="75" calcext:value-type="float">
            <text:p>75</text:p>
          </table:table-cell>
          <table:table-cell table:style-name="ce49" office:value-type="float" office:value="-49.8352" calcext:value-type="float">
            <text:p>-49,8352</text:p>
          </table:table-cell>
          <table:table-cell table:style-name="ce49" office:value-type="float" office:value="517.904" calcext:value-type="float">
            <text:p>517,904</text:p>
          </table:table-cell>
          <table:table-cell table:style-name="ce49" office:value-type="float" office:value="-51.3306" calcext:value-type="float">
            <text:p>-51,3306</text:p>
          </table:table-cell>
          <table:table-cell table:style-name="ce49" office:value-type="float" office:value="41.26" calcext:value-type="float">
            <text:p>41,26</text:p>
          </table:table-cell>
        </table:table-row>
        <table:table-row table:style-name="ro1">
          <table:table-cell table:style-name="ce4" office:value-type="string" calcext:value-type="string">
            <text:p>d230121</text:p>
          </table:table-cell>
          <table:table-cell table:style-name="ce4" office:value-type="string" calcext:value-type="string">
            <text:p>-62,0055</text:p>
          </table:table-cell>
          <table:table-cell table:style-name="ce4" office:value-type="string" calcext:value-type="string">
            <text:p>318,048</text:p>
          </table:table-cell>
          <table:table-cell table:style-name="ce4" office:value-type="string" calcext:value-type="string">
            <text:p>57,1505</text:p>
          </table:table-cell>
          <table:table-cell table:style-name="ce4" office:value-type="float" office:value="179.691430224369" calcext:value-type="float">
            <text:p>179,691430224369</text:p>
          </table:table-cell>
          <table:table-cell table:style-name="ce4" office:value-type="string" calcext:value-type="string">
            <text:p>27,3743</text:p>
          </table:table-cell>
          <table:table-cell table:style-name="ce4" office:value-type="string" calcext:value-type="string">
            <text:p>144,7</text:p>
          </table:table-cell>
          <table:table-cell table:style-name="ce37" office:value-type="float" office:value="-49.377" calcext:value-type="float">
            <text:p>-49,377</text:p>
          </table:table-cell>
          <table:table-cell table:style-name="ce4" office:value-type="string" calcext:value-type="string">
            <text:p>143,94</text:p>
          </table:table-cell>
          <table:table-cell table:style-name="ce4" office:value-type="string" calcext:value-type="string">
            <text:p>1,2676</text:p>
          </table:table-cell>
          <table:table-cell table:style-name="ce4" office:value-type="string" calcext:value-type="string">
            <text:p>161,743</text:p>
          </table:table-cell>
          <table:table-cell table:style-name="ce4" office:value-type="string" calcext:value-type="string">
            <text:p>75</text:p>
          </table:table-cell>
          <table:table-cell table:style-name="ce50" office:value-type="string" calcext:value-type="string">
            <text:p>-49,408</text:p>
          </table:table-cell>
          <table:table-cell table:style-name="ce4" office:value-type="string" calcext:value-type="string">
            <text:p>564,79</text:p>
          </table:table-cell>
          <table:table-cell table:style-name="ce4" office:value-type="string" calcext:value-type="string">
            <text:p>-49,8657</text:p>
          </table:table-cell>
          <table:table-cell table:style-name="ce4" office:value-type="string" calcext:value-type="string">
            <text:p>40,52</text:p>
          </table:table-cell>
        </table:table-row>
        <table:table-row table:style-name="ro1">
          <table:table-cell table:style-name="ce5" office:value-type="string" calcext:value-type="string">
            <text:p>d260719</text:p>
          </table:table-cell>
          <table:table-cell table:style-name="ce5" office:value-type="float" office:value="-62.0386" calcext:value-type="float">
            <text:p>-62,0386</text:p>
          </table:table-cell>
          <table:table-cell table:style-name="ce5" office:value-type="float" office:value="151.406" calcext:value-type="float">
            <text:p>151,406</text:p>
          </table:table-cell>
          <table:table-cell table:style-name="ce5" office:value-type="float" office:value="32.153" calcext:value-type="float">
            <text:p>32,153</text:p>
          </table:table-cell>
          <table:table-cell table:style-name="ce29" office:value-type="float" office:value="212.362786151143" calcext:value-type="float">
            <text:p>212,362786</text:p>
          </table:table-cell>
          <table:table-cell table:style-name="ce5" office:value-type="float" office:value="28.1982" calcext:value-type="float">
            <text:p>28,1982</text:p>
          </table:table-cell>
          <table:table-cell table:style-name="ce5" office:value-type="float" office:value="142.22" calcext:value-type="float">
            <text:p>142,22</text:p>
          </table:table-cell>
          <table:table-cell table:style-name="ce38" office:value-type="float" office:value="-52.4917" calcext:value-type="float">
            <text:p>-52,4917</text:p>
          </table:table-cell>
          <table:table-cell table:style-name="ce5" office:value-type="float" office:value="141.84" calcext:value-type="float">
            <text:p>141,84</text:p>
          </table:table-cell>
          <table:table-cell table:style-name="ce5" office:value-type="float" office:value="0.635312" calcext:value-type="float">
            <text:p>0,635312</text:p>
          </table:table-cell>
          <table:table-cell table:style-name="ce5" office:value-type="float" office:value="312.042" calcext:value-type="float">
            <text:p>312,04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-50.4761" calcext:value-type="float">
            <text:p>-50,4761</text:p>
          </table:table-cell>
          <table:table-cell table:style-name="ce5" office:value-type="float" office:value="442.26" calcext:value-type="float">
            <text:p>442,26</text:p>
          </table:table-cell>
          <table:table-cell table:style-name="ce5" office:value-type="float" office:value="-51.178" calcext:value-type="float">
            <text:p>-51,178</text:p>
          </table:table-cell>
          <table:table-cell table:style-name="ce5" office:value-type="float" office:value="40.82" calcext:value-type="float">
            <text:p>40,82</text:p>
          </table:table-cell>
        </table:table-row>
        <table:table-row table:style-name="ro1">
          <table:table-cell table:style-name="ce6" office:value-type="float" office:value="120220" calcext:value-type="float">
            <text:p>120220</text:p>
          </table:table-cell>
          <table:table-cell table:style-name="ce6" office:value-type="float" office:value="-60.0406" calcext:value-type="float">
            <text:p>-60,0406</text:p>
          </table:table-cell>
          <table:table-cell table:style-name="ce6" office:value-type="float" office:value="359.847" calcext:value-type="float">
            <text:p>359,847</text:p>
          </table:table-cell>
          <table:table-cell table:style-name="ce6" office:value-type="float" office:value="54.266" calcext:value-type="float">
            <text:p>54,266</text:p>
          </table:table-cell>
          <table:table-cell table:style-name="ce29" office:value-type="float" office:value="150.802980155455" calcext:value-type="float">
            <text:p>150,802980</text:p>
          </table:table-cell>
          <table:table-cell table:style-name="ce6" office:value-type="float" office:value="46.3867" calcext:value-type="float">
            <text:p>46,3867</text:p>
          </table:table-cell>
          <table:table-cell table:style-name="ce6" office:value-type="float" office:value="142.38" calcext:value-type="float">
            <text:p>142,38</text:p>
          </table:table-cell>
          <table:table-cell table:style-name="ce38" office:value-type="float" office:value="-54.9799" calcext:value-type="float">
            <text:p>-54,9799</text:p>
          </table:table-cell>
          <table:table-cell table:style-name="ce6" office:value-type="float" office:value="141.88" calcext:value-type="float">
            <text:p>141,88</text:p>
          </table:table-cell>
          <table:table-cell table:style-name="ce6" office:value-type="float" office:value="0.991598" calcext:value-type="float">
            <text:p>0,991598</text:p>
          </table:table-cell>
          <table:table-cell table:style-name="ce6" office:value-type="float" office:value="354.767" calcext:value-type="float">
            <text:p>354,767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-51.0254" calcext:value-type="float">
            <text:p>-51,0254</text:p>
          </table:table-cell>
          <table:table-cell table:style-name="ce6" office:value-type="float" office:value="442.42" calcext:value-type="float">
            <text:p>442,42</text:p>
          </table:table-cell>
          <table:table-cell table:style-name="ce6" office:value-type="float" office:value="-52.887" calcext:value-type="float">
            <text:p>-52,887</text:p>
          </table:table-cell>
          <table:table-cell table:style-name="ce6" office:value-type="float" office:value="40.2" calcext:value-type="float">
            <text:p>40,2</text:p>
          </table:table-cell>
        </table:table-row>
        <table:table-row table:style-name="ro1">
          <table:table-cell office:value-type="string" calcext:value-type="string">
            <text:p>d241018</text:p>
          </table:table-cell>
          <table:table-cell table:style-name="ce8" office:value-type="float" office:value="-64.6664" calcext:value-type="float">
            <text:p>-64,6664</text:p>
          </table:table-cell>
          <table:table-cell table:style-name="ce8" office:value-type="float" office:value="248.783" calcext:value-type="float">
            <text:p>248,783</text:p>
          </table:table-cell>
          <table:table-cell table:style-name="ce8" office:value-type="float" office:value="56.196" calcext:value-type="float">
            <text:p>56,196</text:p>
          </table:table-cell>
          <table:table-cell office:value-type="float" office:value="225.883601371476" calcext:value-type="float">
            <text:p>225,883601</text:p>
          </table:table-cell>
          <table:table-cell table:style-name="ce8" office:value-type="float" office:value="33.5693" calcext:value-type="float">
            <text:p>33,5693</text:p>
          </table:table-cell>
          <table:table-cell table:style-name="ce8" office:value-type="float" office:value="132.26" calcext:value-type="float">
            <text:p>132,26</text:p>
          </table:table-cell>
          <table:table-cell table:style-name="ce8" office:value-type="float" office:value="-52.663" calcext:value-type="float">
            <text:p>-52,663</text:p>
          </table:table-cell>
          <table:table-cell table:style-name="ce8" office:value-type="float" office:value="131.68" calcext:value-type="float">
            <text:p>131,68</text:p>
          </table:table-cell>
          <table:table-cell table:style-name="ce8" office:value-type="float" office:value="1.00128" calcext:value-type="float">
            <text:p>1,00128</text:p>
          </table:table-cell>
          <table:table-cell table:style-name="ce43" office:value-type="float" office:value="241.089" calcext:value-type="float">
            <text:p>241,089</text:p>
          </table:table-cell>
          <table:table-cell office:value-type="float" office:value="200" calcext:value-type="float">
            <text:p>200</text:p>
          </table:table-cell>
          <table:table-cell table:style-name="ce8"/>
          <table:table-cell table:style-name="ce43"/>
          <table:table-cell table:style-name="ce43" office:value-type="float" office:value="-43.8732" calcext:value-type="float">
            <text:p>-43,8732</text:p>
          </table:table-cell>
          <table:table-cell table:style-name="ce43"/>
        </table:table-row>
        <table:table-row table:style-name="ro1">
          <table:table-cell table:style-name="ce8" office:value-type="string" calcext:value-type="string">
            <text:p>d170420a</text:p>
          </table:table-cell>
          <table:table-cell table:style-name="ce8" office:value-type="float" office:value="-62.2862" calcext:value-type="float">
            <text:p>-62,2862</text:p>
          </table:table-cell>
          <table:table-cell table:style-name="ce8" office:value-type="float" office:value="350.573" calcext:value-type="float">
            <text:p>350,573</text:p>
          </table:table-cell>
          <table:table-cell office:value-type="float" office:value="29.342" calcext:value-type="float">
            <text:p>29,342</text:p>
          </table:table-cell>
          <table:table-cell office:value-type="float" office:value="83.6972613407193" calcext:value-type="float">
            <text:p>83,697261</text:p>
          </table:table-cell>
          <table:table-cell table:style-name="ce8" office:value-type="float" office:value="37.262" calcext:value-type="float">
            <text:p>37,262</text:p>
          </table:table-cell>
          <table:table-cell table:style-name="ce8" office:value-type="float" office:value="142.58" calcext:value-type="float">
            <text:p>142,58</text:p>
          </table:table-cell>
          <table:table-cell office:value-type="float" office:value="-50.4205" calcext:value-type="float">
            <text:p>-50,4205</text:p>
          </table:table-cell>
          <table:table-cell table:style-name="ce8" office:value-type="float" office:value="141.96" calcext:value-type="float">
            <text:p>141,96</text:p>
          </table:table-cell>
          <table:table-cell table:style-name="ce8" office:value-type="float" office:value="1.15167" calcext:value-type="float">
            <text:p>1,15167</text:p>
          </table:table-cell>
          <table:table-cell table:style-name="ce8" office:value-type="float" office:value="230.408" calcext:value-type="float">
            <text:p>230,408</text:p>
          </table:table-cell>
          <table:table-cell office:value-type="float" office:value="126" calcext:value-type="float">
            <text:p>126</text:p>
          </table:table-cell>
          <table:table-cell office:value-type="float" office:value="-53.6194" calcext:value-type="float">
            <text:p>-53,6194</text:p>
          </table:table-cell>
          <table:table-cell table:style-name="ce8" office:value-type="float" office:value="524.46" calcext:value-type="float">
            <text:p>524,46</text:p>
          </table:table-cell>
          <table:table-cell table:style-name="ce8" office:value-type="float" office:value="-56.2744" calcext:value-type="float">
            <text:p>-56,2744</text:p>
          </table:table-cell>
          <table:table-cell table:style-name="ce8" office:value-type="float" office:value="39.86" calcext:value-type="float">
            <text:p>39,86</text:p>
          </table:table-cell>
        </table:table-row>
        <table:table-row table:style-name="ro1">
          <table:table-cell table:style-name="ce9" office:value-type="string" calcext:value-type="string">
            <text:p>d170420b</text:p>
          </table:table-cell>
          <table:table-cell table:style-name="ce8" office:value-type="float" office:value="-60.7478" calcext:value-type="float">
            <text:p>-60,7478</text:p>
          </table:table-cell>
          <table:table-cell table:style-name="ce8" office:value-type="float" office:value="321.626" calcext:value-type="float">
            <text:p>321,626</text:p>
          </table:table-cell>
          <table:table-cell table:style-name="ce8" office:value-type="float" office:value="59.645" calcext:value-type="float">
            <text:p>59,645</text:p>
          </table:table-cell>
          <table:table-cell office:value-type="float" office:value="185.448315745618" calcext:value-type="float">
            <text:p>185,448316</text:p>
          </table:table-cell>
          <table:table-cell table:style-name="ce8" office:value-type="float" office:value="43.0298" calcext:value-type="float">
            <text:p>43,0298</text:p>
          </table:table-cell>
          <table:table-cell table:style-name="ce8" office:value-type="float" office:value="137.68" calcext:value-type="float">
            <text:p>137,68</text:p>
          </table:table-cell>
          <table:table-cell office:value-type="float" office:value="-53.7885" calcext:value-type="float">
            <text:p>-53,7885</text:p>
          </table:table-cell>
          <table:table-cell table:style-name="ce8" office:value-type="float" office:value="137.14" calcext:value-type="float">
            <text:p>137,14</text:p>
          </table:table-cell>
          <table:table-cell table:style-name="ce8" office:value-type="float" office:value="0.975425" calcext:value-type="float">
            <text:p>0,975425</text:p>
          </table:table-cell>
          <table:table-cell table:style-name="ce8" office:value-type="float" office:value="313.568" calcext:value-type="float">
            <text:p>313,568</text:p>
          </table:table-cell>
          <table:table-cell office:value-type="float" office:value="50" calcext:value-type="float">
            <text:p>50</text:p>
          </table:table-cell>
          <table:table-cell office:value-type="float" office:value="-51.0864" calcext:value-type="float">
            <text:p>-51,0864</text:p>
          </table:table-cell>
          <table:table-cell table:style-name="ce8" office:value-type="float" office:value="750.58" calcext:value-type="float">
            <text:p>750,58</text:p>
          </table:table-cell>
          <table:table-cell table:style-name="ce8" office:value-type="float" office:value="-52.0325" calcext:value-type="float">
            <text:p>-52,0325</text:p>
          </table:table-cell>
          <table:table-cell table:style-name="ce8" office:value-type="float" office:value="39.58" calcext:value-type="float">
            <text:p>39,58</text:p>
          </table:table-cell>
        </table:table-row>
        <table:table-row table:style-name="ro1">
          <table:table-cell office:value-type="string" calcext:value-type="string">
            <text:p>d150720</text:p>
          </table:table-cell>
          <table:table-cell office:value-type="float" office:value="-61.6096" calcext:value-type="float">
            <text:p>-61,6096</text:p>
          </table:table-cell>
          <table:table-cell office:value-type="float" office:value="132.518" calcext:value-type="float">
            <text:p>132,518</text:p>
          </table:table-cell>
          <table:table-cell office:value-type="float" office:value="43.765" calcext:value-type="float">
            <text:p>43,765</text:p>
          </table:table-cell>
          <table:table-cell office:value-type="float" office:value="330.25702168762" calcext:value-type="float">
            <text:p>330,257022</text:p>
          </table:table-cell>
          <table:table-cell office:value-type="float" office:value="38.9404" calcext:value-type="float">
            <text:p>38,9404</text:p>
          </table:table-cell>
          <table:table-cell office:value-type="float" office:value="139.34" calcext:value-type="float">
            <text:p>139,34</text:p>
          </table:table-cell>
          <table:table-cell office:value-type="float" office:value="-55.6336" calcext:value-type="float">
            <text:p>-55,6336</text:p>
          </table:table-cell>
          <table:table-cell office:value-type="float" office:value="138.7" calcext:value-type="float">
            <text:p>138,7</text:p>
          </table:table-cell>
          <table:table-cell office:value-type="float" office:value="1.07159" calcext:value-type="float">
            <text:p>1,07159</text:p>
          </table:table-cell>
          <table:table-cell office:value-type="float" office:value="254.822" calcext:value-type="float">
            <text:p>254,822</text:p>
          </table:table-cell>
          <table:table-cell office:value-type="float" office:value="100" calcext:value-type="float">
            <text:p>100</text:p>
          </table:table-cell>
          <table:table-cell office:value-type="float" office:value="-49.1638" calcext:value-type="float">
            <text:p>-49,1638</text:p>
          </table:table-cell>
          <table:table-cell office:value-type="float" office:value="498.44" calcext:value-type="float">
            <text:p>498,44</text:p>
          </table:table-cell>
          <table:table-cell office:value-type="float" office:value="-52.3376" calcext:value-type="float">
            <text:p>-52,3376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string" calcext:value-type="string">
            <text:p>d160720</text:p>
          </table:table-cell>
          <table:table-cell office:value-type="float" office:value="-60.6824" calcext:value-type="float">
            <text:p>-60,6824</text:p>
          </table:table-cell>
          <table:table-cell office:value-type="float" office:value="186.678" calcext:value-type="float">
            <text:p>186,678</text:p>
          </table:table-cell>
          <table:table-cell office:value-type="float" office:value="44.6166" calcext:value-type="float">
            <text:p>44,6166</text:p>
          </table:table-cell>
          <table:table-cell office:value-type="float" office:value="239.002989104233" calcext:value-type="float">
            <text:p>239,002989</text:p>
          </table:table-cell>
          <table:table-cell office:value-type="float" office:value="47.6379" calcext:value-type="float">
            <text:p>47,6379</text:p>
          </table:table-cell>
          <table:table-cell office:value-type="float" office:value="141.72" calcext:value-type="float">
            <text:p>141,72</text:p>
          </table:table-cell>
          <table:table-cell office:value-type="float" office:value="-52.1419" calcext:value-type="float">
            <text:p>-52,1419</text:p>
          </table:table-cell>
          <table:table-cell office:value-type="float" office:value="141.18" calcext:value-type="float">
            <text:p>141,18</text:p>
          </table:table-cell>
          <table:table-cell office:value-type="float" office:value="0.901459" calcext:value-type="float">
            <text:p>0,901459</text:p>
          </table:table-cell>
          <table:table-cell office:value-type="float" office:value="340.271" calcext:value-type="float">
            <text:p>340,271</text:p>
          </table:table-cell>
          <table:table-cell office:value-type="float" office:value="75" calcext:value-type="float">
            <text:p>75</text:p>
          </table:table-cell>
          <table:table-cell office:value-type="float" office:value="-46.9055" calcext:value-type="float">
            <text:p>-46,9055</text:p>
          </table:table-cell>
          <table:table-cell office:value-type="float" office:value="665.6" calcext:value-type="float">
            <text:p>665,6</text:p>
          </table:table-cell>
          <table:table-cell office:value-type="float" office:value="-51.8799" calcext:value-type="float">
            <text:p>-51,8799</text:p>
          </table:table-cell>
          <table:table-cell office:value-type="float" office:value="39.8" calcext:value-type="float">
            <text:p>39,8</text:p>
          </table:table-cell>
        </table:table-row>
        <table:table-row table:style-name="ro1">
          <table:table-cell office:value-type="string" calcext:value-type="string">
            <text:p>d170720</text:p>
          </table:table-cell>
          <table:table-cell office:value-type="float" office:value="-59.8962" calcext:value-type="float">
            <text:p>-59,8962</text:p>
          </table:table-cell>
          <table:table-cell office:value-type="float" office:value="191.594" calcext:value-type="float">
            <text:p>191,594</text:p>
          </table:table-cell>
          <table:table-cell office:value-type="float" office:value="59.194" calcext:value-type="float">
            <text:p>59,194</text:p>
          </table:table-cell>
          <table:table-cell office:value-type="float" office:value="308.9553952629" calcext:value-type="float">
            <text:p>308,955395</text:p>
          </table:table-cell>
          <table:table-cell office:value-type="float" office:value="49.4385" calcext:value-type="float">
            <text:p>49,4385</text:p>
          </table:table-cell>
          <table:table-cell office:value-type="float" office:value="142.3" calcext:value-type="float">
            <text:p>142,3</text:p>
          </table:table-cell>
          <table:table-cell office:value-type="float" office:value="-49.1302" calcext:value-type="float">
            <text:p>-49,1302</text:p>
          </table:table-cell>
          <table:table-cell office:value-type="float" office:value="141.86" calcext:value-type="float">
            <text:p>141,86</text:p>
          </table:table-cell>
          <table:table-cell office:value-type="float" office:value="0.91189" calcext:value-type="float">
            <text:p>0,91189</text:p>
          </table:table-cell>
          <table:table-cell office:value-type="float" office:value="373.077" calcext:value-type="float">
            <text:p>373,077</text:p>
          </table:table-cell>
          <table:table-cell office:value-type="float" office:value="25" calcext:value-type="float">
            <text:p>25</text:p>
          </table:table-cell>
          <table:table-cell office:value-type="float" office:value="-46.9055" calcext:value-type="float">
            <text:p>-46,9055</text:p>
          </table:table-cell>
          <table:table-cell office:value-type="float" office:value="665.6" calcext:value-type="float">
            <text:p>665,6</text:p>
          </table:table-cell>
          <table:table-cell office:value-type="float" office:value="-49.0112" calcext:value-type="float">
            <text:p>-49,0112</text:p>
          </table:table-cell>
          <table:table-cell office:value-type="float" office:value="38.98" calcext:value-type="float">
            <text:p>38,98</text:p>
          </table:table-cell>
        </table:table-row>
        <table:table-row table:style-name="ro1">
          <table:table-cell office:value-type="string" calcext:value-type="string">
            <text:p>d230121a</text:p>
          </table:table-cell>
          <table:table-cell office:value-type="float" office:value="-61.1027" calcext:value-type="float">
            <text:p>-61,1027</text:p>
          </table:table-cell>
          <table:table-cell office:value-type="float" office:value="342.927" calcext:value-type="float">
            <text:p>342,927</text:p>
          </table:table-cell>
          <table:table-cell office:value-type="float" office:value="46.872" calcext:value-type="float">
            <text:p>46,872</text:p>
          </table:table-cell>
          <table:table-cell table:style-name="ce7" office:value-type="float" office:value="136.682151011731" calcext:value-type="float">
            <text:p>136,682151011731</text:p>
          </table:table-cell>
          <table:table-cell office:value-type="float" office:value="27.2827" calcext:value-type="float">
            <text:p>27,2827</text:p>
          </table:table-cell>
          <table:table-cell office:value-type="float" office:value="147.14" calcext:value-type="float">
            <text:p>147,14</text:p>
          </table:table-cell>
          <table:table-cell office:value-type="float" office:value="-57.3805" calcext:value-type="float">
            <text:p>-57,3805</text:p>
          </table:table-cell>
          <table:table-cell office:value-type="float" office:value="146.46" calcext:value-type="float">
            <text:p>146,46</text:p>
          </table:table-cell>
          <table:table-cell office:value-type="float" office:value="1.1623" calcext:value-type="float">
            <text:p>1,1623</text:p>
          </table:table-cell>
          <table:table-cell office:value-type="float" office:value="205.994" calcext:value-type="float">
            <text:p>205,994</text:p>
          </table:table-cell>
          <table:table-cell office:value-type="float" office:value="125" calcext:value-type="float">
            <text:p>125</text:p>
          </table:table-cell>
          <table:table-cell office:value-type="float" office:value="-53.8025" calcext:value-type="float">
            <text:p>-53,8025</text:p>
          </table:table-cell>
          <table:table-cell office:value-type="float" office:value="229.59" calcext:value-type="float">
            <text:p>229,59</text:p>
          </table:table-cell>
          <table:table-cell office:value-type="float" office:value="-54.5349" calcext:value-type="float">
            <text:p>-54,5349</text:p>
          </table:table-cell>
          <table:table-cell office:value-type="float" office:value="40.42" calcext:value-type="float">
            <text:p>40,42</text:p>
          </table:table-cell>
        </table:table-row>
        <table:table-row table:style-name="ro1">
          <table:table-cell office:value-type="string" calcext:value-type="string">
            <text:p>d230121b</text:p>
          </table:table-cell>
          <table:table-cell office:value-type="float" office:value="-59.7119" calcext:value-type="float">
            <text:p>-59,7119</text:p>
          </table:table-cell>
          <table:table-cell office:value-type="float" office:value="171.682" calcext:value-type="float">
            <text:p>171,682</text:p>
          </table:table-cell>
          <table:table-cell office:value-type="float" office:value="53.221" calcext:value-type="float">
            <text:p>53,221</text:p>
          </table:table-cell>
          <table:table-cell table:style-name="ce7" office:value-type="float" office:value="309.99755361657" calcext:value-type="float">
            <text:p>309,99755361657</text:p>
          </table:table-cell>
          <table:table-cell office:value-type="float" office:value="19.1956" calcext:value-type="float">
            <text:p>19,1956</text:p>
          </table:table-cell>
          <table:table-cell office:value-type="float" office:value="133.48" calcext:value-type="float">
            <text:p>133,48</text:p>
          </table:table-cell>
          <table:table-cell office:value-type="float" office:value="-54.3345" calcext:value-type="float">
            <text:p>-54,3345</text:p>
          </table:table-cell>
          <table:table-cell office:value-type="float" office:value="132.7" calcext:value-type="float">
            <text:p>132,7</text:p>
          </table:table-cell>
          <table:table-cell office:value-type="float" office:value="1.27969" calcext:value-type="float">
            <text:p>1,27969</text:p>
          </table:table-cell>
          <table:table-cell office:value-type="float" office:value="141.144" calcext:value-type="float">
            <text:p>141,144</text:p>
          </table:table-cell>
          <table:table-cell office:value-type="float" office:value="50" calcext:value-type="float">
            <text:p>50</text:p>
          </table:table-cell>
          <table:table-cell office:value-type="float" office:value="-50.6287" calcext:value-type="float">
            <text:p>-50,6287</text:p>
          </table:table-cell>
          <table:table-cell office:value-type="float" office:value="968.46" calcext:value-type="float">
            <text:p>968,46</text:p>
          </table:table-cell>
          <table:table-cell office:value-type="float" office:value="-53.1311" calcext:value-type="float">
            <text:p>-53,1311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table:style-name="ce10" office:value-type="string" calcext:value-type="string">
            <text:p>d250121</text:p>
          </table:table-cell>
          <table:table-cell table:style-name="ce10" office:value-type="float" office:value="-63.2688" calcext:value-type="float">
            <text:p>-63,2688</text:p>
          </table:table-cell>
          <table:table-cell table:style-name="ce10" office:value-type="float" office:value="191.468" calcext:value-type="float">
            <text:p>191,468</text:p>
          </table:table-cell>
          <table:table-cell table:style-name="ce10" office:value-type="float" office:value="40.877" calcext:value-type="float">
            <text:p>40,877</text:p>
          </table:table-cell>
          <table:table-cell table:style-name="ce10" office:value-type="float" office:value="213.492594062715" calcext:value-type="float">
            <text:p>213,492594062715</text:p>
          </table:table-cell>
          <table:table-cell table:style-name="ce10" office:value-type="float" office:value="31.9214" calcext:value-type="float">
            <text:p>31,9214</text:p>
          </table:table-cell>
          <table:table-cell table:style-name="ce10" office:value-type="float" office:value="141.08" calcext:value-type="float">
            <text:p>141,08</text:p>
          </table:table-cell>
          <table:table-cell table:style-name="ce10" office:value-type="float" office:value="-54.2149" calcext:value-type="float">
            <text:p>-54,2149</text:p>
          </table:table-cell>
          <table:table-cell table:style-name="ce10" office:value-type="float" office:value="140.44" calcext:value-type="float">
            <text:p>140,44</text:p>
          </table:table-cell>
          <table:table-cell table:style-name="ce10" office:value-type="float" office:value="1.09606" calcext:value-type="float">
            <text:p>1,09606</text:p>
          </table:table-cell>
          <table:table-cell table:style-name="ce10" office:value-type="float" office:value="221.252" calcext:value-type="float">
            <text:p>221,252</text:p>
          </table:table-cell>
          <table:table-cell office:value-type="float" office:value="75" calcext:value-type="float">
            <text:p>75</text:p>
          </table:table-cell>
          <table:table-cell office:value-type="float" office:value="-41.8701" calcext:value-type="float">
            <text:p>-41,8701</text:p>
          </table:table-cell>
          <table:table-cell table:style-name="ce53" office:value-type="float" office:value="916.55" calcext:value-type="float">
            <text:p>916,55</text:p>
          </table:table-cell>
          <table:table-cell table:style-name="ce10" office:value-type="float" office:value="-46.6614" calcext:value-type="float">
            <text:p>-46,6614</text:p>
          </table:table-cell>
          <table:table-cell table:style-name="ce10" office:value-type="float" office:value="40.2" calcext:value-type="float">
            <text:p>40,2</text:p>
          </table:table-cell>
        </table:table-row>
        <table:table-row table:style-name="ro1">
          <table:table-cell office:value-type="string" calcext:value-type="string">
            <text:p>d040221</text:p>
          </table:table-cell>
          <table:table-cell office:value-type="float" office:value="-61.8488" calcext:value-type="float">
            <text:p>-61,8488</text:p>
          </table:table-cell>
          <table:table-cell office:value-type="float" office:value="313.141" calcext:value-type="float">
            <text:p>313,141</text:p>
          </table:table-cell>
          <table:table-cell office:value-type="float" office:value="63.05" calcext:value-type="float">
            <text:p>63,05</text:p>
          </table:table-cell>
          <table:table-cell table:style-name="ce10" office:value-type="float" office:value="201.346997039672" calcext:value-type="float">
            <text:p>201,346997039672</text:p>
          </table:table-cell>
          <table:table-cell office:value-type="float" office:value="21.3928" calcext:value-type="float">
            <text:p>21,3928</text:p>
          </table:table-cell>
          <table:table-cell office:value-type="float" office:value="142.8" calcext:value-type="float">
            <text:p>142,8</text:p>
          </table:table-cell>
          <table:table-cell table:style-name="ce10" office:value-type="float" office:value="-54.1383" calcext:value-type="float">
            <text:p>-54,1383</text:p>
          </table:table-cell>
          <table:table-cell office:value-type="float" office:value="142.08" calcext:value-type="float">
            <text:p>142,08</text:p>
          </table:table-cell>
          <table:table-cell office:value-type="float" office:value="1.27798" calcext:value-type="float">
            <text:p>1,27798</text:p>
          </table:table-cell>
          <table:table-cell office:value-type="float" office:value="165.558" calcext:value-type="float">
            <text:p>165,558</text:p>
          </table:table-cell>
          <table:table-cell office:value-type="float" office:value="75" calcext:value-type="float">
            <text:p>75</text:p>
          </table:table-cell>
          <table:table-cell office:value-type="float" office:value="-52.5818" calcext:value-type="float">
            <text:p>-52,5818</text:p>
          </table:table-cell>
          <table:table-cell office:value-type="float" office:value="796.34" calcext:value-type="float">
            <text:p>796,34</text:p>
          </table:table-cell>
          <table:table-cell office:value-type="float" office:value="-51.9409" calcext:value-type="float">
            <text:p>-51,9409</text:p>
          </table:table-cell>
          <table:table-cell office:value-type="float" office:value="40.44" calcext:value-type="float">
            <text:p>40,44</text:p>
          </table:table-cell>
        </table:table-row>
        <table:table-row table:style-name="ro1">
          <table:table-cell office:value-type="string" calcext:value-type="string">
            <text:p>d060221</text:p>
          </table:table-cell>
          <table:table-cell office:value-type="float" office:value="-62.9498" calcext:value-type="float">
            <text:p>-62,9498</text:p>
          </table:table-cell>
          <table:table-cell office:value-type="float" office:value="189.895" calcext:value-type="float">
            <text:p>189,895</text:p>
          </table:table-cell>
          <table:table-cell office:value-type="float" office:value="61.251" calcext:value-type="float">
            <text:p>61,251</text:p>
          </table:table-cell>
          <table:table-cell table:style-name="ce10" office:value-type="float" office:value="322.55193659654" calcext:value-type="float">
            <text:p>322,55193659654</text:p>
          </table:table-cell>
          <table:table-cell office:value-type="float" office:value="30.7617" calcext:value-type="float">
            <text:p>30,7617</text:p>
          </table:table-cell>
          <table:table-cell office:value-type="float" office:value="140.84" calcext:value-type="float">
            <text:p>140,84</text:p>
          </table:table-cell>
          <table:table-cell office:value-type="float" office:value="-47.8429" calcext:value-type="float">
            <text:p>-47,8429</text:p>
          </table:table-cell>
          <table:table-cell office:value-type="float" office:value="140.16" calcext:value-type="float">
            <text:p>140,16</text:p>
          </table:table-cell>
          <table:table-cell office:value-type="float" office:value="1.06647" calcext:value-type="float">
            <text:p>1,06647</text:p>
          </table:table-cell>
          <table:table-cell office:value-type="float" office:value="196.075" calcext:value-type="float">
            <text:p>196,075</text:p>
          </table:table-cell>
          <table:table-cell office:value-type="float" office:value="275" calcext:value-type="float">
            <text:p>275</text:p>
          </table:table-cell>
          <table:table-cell office:value-type="float" office:value="-51.3" calcext:value-type="float">
            <text:p>-51,3</text:p>
          </table:table-cell>
          <table:table-cell office:value-type="float" office:value="938.22" calcext:value-type="float">
            <text:p>938,22</text:p>
          </table:table-cell>
          <table:table-cell office:value-type="float" office:value="-52.3682" calcext:value-type="float">
            <text:p>-52,3682</text:p>
          </table:table-cell>
          <table:table-cell/>
        </table:table-row>
        <table:table-row table:style-name="ro1">
          <table:table-cell table:style-name="ce11" office:value-type="string" calcext:value-type="string">
            <text:p>d010222</text:p>
          </table:table-cell>
          <table:table-cell office:value-type="float" office:value="-62.4149" calcext:value-type="float">
            <text:p>-62,4149</text:p>
          </table:table-cell>
          <table:table-cell office:value-type="float" office:value="482.546" calcext:value-type="float">
            <text:p>482,546</text:p>
          </table:table-cell>
          <table:table-cell office:value-type="float" office:value="71.564" calcext:value-type="float">
            <text:p>71,564</text:p>
          </table:table-cell>
          <table:table-cell table:style-name="ce7" office:value-type="float" office:value="148.30503205912" calcext:value-type="float">
            <text:p>148,30503205912</text:p>
          </table:table-cell>
          <table:table-cell office:value-type="float" office:value="24.6582" calcext:value-type="float">
            <text:p>24,6582</text:p>
          </table:table-cell>
          <table:table-cell office:value-type="float" office:value="142.92" calcext:value-type="float">
            <text:p>142,92</text:p>
          </table:table-cell>
          <table:table-cell office:value-type="float" office:value="-51.1083" calcext:value-type="float">
            <text:p>-51,1083</text:p>
          </table:table-cell>
          <table:table-cell office:value-type="float" office:value="142.18" calcext:value-type="float">
            <text:p>142,18</text:p>
          </table:table-cell>
          <table:table-cell office:value-type="float" office:value="1.28403" calcext:value-type="float">
            <text:p>1,28403</text:p>
          </table:table-cell>
          <table:table-cell office:value-type="float" office:value="170.898" calcext:value-type="float">
            <text:p>170,898</text:p>
          </table:table-cell>
          <table:table-cell office:value-type="float" office:value="51" calcext:value-type="float">
            <text:p>51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11" office:value-type="string" calcext:value-type="string">
            <text:p>d090322</text:p>
          </table:table-cell>
          <table:table-cell table:style-name="ce18" office:value-type="float" office:value="-62.9317" calcext:value-type="float">
            <text:p>-62,9317</text:p>
          </table:table-cell>
          <table:table-cell table:style-name="ce18" office:value-type="float" office:value="349.472" calcext:value-type="float">
            <text:p>349,472</text:p>
          </table:table-cell>
          <table:table-cell table:style-name="ce18" office:value-type="float" office:value="52.139" calcext:value-type="float">
            <text:p>52,139</text:p>
          </table:table-cell>
          <table:table-cell table:style-name="ce18" office:value-type="float" office:value="149.193640692244" calcext:value-type="float">
            <text:p>149,193640692244</text:p>
          </table:table-cell>
          <table:table-cell table:style-name="ce18" office:value-type="float" office:value="41.748" calcext:value-type="float">
            <text:p>41,748</text:p>
          </table:table-cell>
          <table:table-cell table:style-name="ce18" office:value-type="float" office:value="143.98" calcext:value-type="float">
            <text:p>143,98</text:p>
          </table:table-cell>
          <table:table-cell table:style-name="ce18" office:value-type="float" office:value="-49.2745" calcext:value-type="float">
            <text:p>-49,2745</text:p>
          </table:table-cell>
          <table:table-cell table:style-name="ce18" office:value-type="float" office:value="143.26" calcext:value-type="float">
            <text:p>143,26</text:p>
          </table:table-cell>
          <table:table-cell table:style-name="ce18" office:value-type="float" office:value="1.3095" calcext:value-type="float">
            <text:p>1,3095</text:p>
          </table:table-cell>
          <table:table-cell table:style-name="ce18" office:value-type="float" office:value="222.778" calcext:value-type="float">
            <text:p>222,778</text:p>
          </table:table-cell>
          <table:table-cell office:value-type="float" office:value="75" calcext:value-type="float">
            <text:p>75</text:p>
          </table:table-cell>
          <table:table-cell table:style-name="ce52"/>
          <table:table-cell table:style-name="ce18" table:number-columns-repeated="3"/>
        </table:table-row>
        <table:table-row table:style-name="ro1">
          <table:table-cell table:style-name="ce12" office:value-type="string" calcext:value-type="string">
            <text:p>d010922</text:p>
          </table:table-cell>
          <table:table-cell table:style-name="ce19" office:value-type="float" office:value="-61.8802" calcext:value-type="float">
            <text:p>-61,8802</text:p>
          </table:table-cell>
          <table:table-cell table:style-name="ce22" office:value-type="float" office:value="148.178" calcext:value-type="float">
            <text:p>148,178</text:p>
          </table:table-cell>
          <table:table-cell table:style-name="ce26" office:value-type="float" office:value="44.563" calcext:value-type="float">
            <text:p>44,5630</text:p>
          </table:table-cell>
          <table:table-cell table:style-name="ce31" office:value-type="float" office:value="300.739650960332" calcext:value-type="float">
            <text:p>300,739650960332</text:p>
          </table:table-cell>
          <table:table-cell table:style-name="ce19" office:value-type="float" office:value="32.196" calcext:value-type="float">
            <text:p>32,196</text:p>
          </table:table-cell>
          <table:table-cell table:style-name="ce19" office:value-type="float" office:value="120.1" calcext:value-type="float">
            <text:p>120,1</text:p>
          </table:table-cell>
          <table:table-cell table:style-name="ce39" office:value-type="float" office:value="-63.1023" calcext:value-type="float">
            <text:p>-63,1023</text:p>
          </table:table-cell>
          <table:table-cell table:style-name="ce40" office:value-type="float" office:value="119.24" calcext:value-type="float">
            <text:p>119,24</text:p>
          </table:table-cell>
          <table:table-cell table:style-name="ce19" office:value-type="float" office:value="1.38468" calcext:value-type="float">
            <text:p>1,38468</text:p>
          </table:table-cell>
          <table:table-cell table:style-name="ce19" office:value-type="float" office:value="193.024" calcext:value-type="float">
            <text:p>193,024</text:p>
          </table:table-cell>
          <table:table-cell table:style-name="ce40" office:value-type="float" office:value="100" calcext:value-type="float">
            <text:p>100</text:p>
          </table:table-cell>
          <table:table-cell table:style-name="ce52" table:number-columns-repeated="4"/>
        </table:table-row>
        <table:table-row table:style-name="ro1">
          <table:table-cell table:style-name="ce13" office:value-type="string" calcext:value-type="string">
            <text:p>d020922a</text:p>
          </table:table-cell>
          <table:table-cell table:style-name="ce20" office:value-type="float" office:value="-57.4734" calcext:value-type="float">
            <text:p>-57,4734</text:p>
          </table:table-cell>
          <table:table-cell table:style-name="ce23" office:value-type="float" office:value="278.485" calcext:value-type="float">
            <text:p>278,485</text:p>
          </table:table-cell>
          <table:table-cell table:style-name="ce20" office:value-type="float" office:value="61.105" calcext:value-type="float">
            <text:p>61,105</text:p>
          </table:table-cell>
          <table:table-cell table:style-name="ce20" office:value-type="float" office:value="219.419358313733" calcext:value-type="float">
            <text:p>219,419358313733</text:p>
          </table:table-cell>
          <table:table-cell table:style-name="ce20" office:value-type="float" office:value="26.947" calcext:value-type="float">
            <text:p>26,947</text:p>
          </table:table-cell>
          <table:table-cell table:style-name="ce20" office:value-type="float" office:value="127.18" calcext:value-type="float">
            <text:p>127,18</text:p>
          </table:table-cell>
          <table:table-cell table:style-name="ce39" office:value-type="float" office:value="-47.3807" calcext:value-type="float">
            <text:p>-47,3807</text:p>
          </table:table-cell>
          <table:table-cell table:style-name="ce41" office:value-type="float" office:value="126.52" calcext:value-type="float">
            <text:p>126,52</text:p>
          </table:table-cell>
          <table:table-cell table:style-name="ce20" office:value-type="float" office:value="1.14147" calcext:value-type="float">
            <text:p>1,14147</text:p>
          </table:table-cell>
          <table:table-cell table:style-name="ce20" office:value-type="float" office:value="167.847" calcext:value-type="float">
            <text:p>167,847</text:p>
          </table:table-cell>
          <table:table-cell table:style-name="ce20" office:value-type="float" office:value="100" calcext:value-type="float">
            <text:p>100</text:p>
          </table:table-cell>
          <table:table-cell table:style-name="ce52" table:number-columns-repeated="4"/>
        </table:table-row>
        <table:table-row table:style-name="ro1">
          <table:table-cell table:style-name="ce13" office:value-type="string" calcext:value-type="string">
            <text:p>d020922b</text:p>
          </table:table-cell>
          <table:table-cell table:style-name="ce21" office:value-type="float" office:value="-60.6683" calcext:value-type="float">
            <text:p>-60,6683</text:p>
          </table:table-cell>
          <table:table-cell table:style-name="ce24" office:value-type="float" office:value="188.731" calcext:value-type="float">
            <text:p>188,731</text:p>
          </table:table-cell>
          <table:table-cell table:style-name="ce24" office:value-type="float" office:value="44.054" calcext:value-type="float">
            <text:p>44,054</text:p>
          </table:table-cell>
          <table:table-cell table:style-name="ce24" office:value-type="float" office:value="233.422172298139" calcext:value-type="float">
            <text:p>233,422172298139</text:p>
          </table:table-cell>
          <table:table-cell table:style-name="ce24" office:value-type="float" office:value="24.9939" calcext:value-type="float">
            <text:p>24,9939</text:p>
          </table:table-cell>
          <table:table-cell table:style-name="ce20" office:value-type="float" office:value="121.76" calcext:value-type="float">
            <text:p>121,76</text:p>
          </table:table-cell>
          <table:table-cell table:style-name="ce39" office:value-type="float" office:value="-41.8401" calcext:value-type="float">
            <text:p>-41,8401</text:p>
          </table:table-cell>
          <table:table-cell table:style-name="ce42" office:value-type="float" office:value="121.2" calcext:value-type="float">
            <text:p>121,2</text:p>
          </table:table-cell>
          <table:table-cell table:style-name="ce24" office:value-type="float" office:value="0.921908" calcext:value-type="float">
            <text:p>0,921908</text:p>
          </table:table-cell>
          <table:table-cell table:style-name="ce24" office:value-type="float" office:value="172.424" calcext:value-type="float">
            <text:p>172,424</text:p>
          </table:table-cell>
          <table:table-cell table:style-name="ce48" office:value-type="float" office:value="376" calcext:value-type="float">
            <text:p>376</text:p>
          </table:table-cell>
          <table:table-cell table:style-name="ce5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4" number:min-decimal-places="4" number:min-integer-digits="1" number:grouping="true"/>
    </number:number-style>
    <number:number-style style:name="N129">
      <number:number number:decimal-places="5" number:min-decimal-places="5" number:min-integer-digits="1" number:grouping="true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6" number:min-decimal-places="6" number:min-integer-digits="1" number:grouping="true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3" number:min-decimal-places="3" number:min-integer-digits="1" number:grouping="true"/>
    </number:number-style>
    <number:number-style style:name="N135">
      <number:number number:decimal-places="1" number:min-decimal-places="1" number:min-integer-digits="1" number:grouping="true"/>
    </number:number-style>
    <number:number-style style:name="N136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_34_0_25__20_-_20_Accent4_20_2_20_2" style:display-name="40% - Accent4 2 2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6T21:15:38.229000000</meta:creation-date>
    <dc:date>2023-01-26T21:28:20.749000000</dc:date>
    <meta:editing-duration>PT12M42S</meta:editing-duration>
    <meta:editing-cycles>2</meta:editing-cycles>
    <meta:generator>LibreOffice/7.4.5.1$Windows_X86_64 LibreOffice_project/9c0871452b3918c1019dde9bfac75448afc4b57f</meta:generator>
    <meta:document-statistic meta:table-count="1" meta:cell-count="392" meta:object-count="0"/>
  </office:meta>
</office:document-meta>
</file>